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4pt" style:font-size-asian="12.25pt" style:font-size-complex="14pt"/>
    </style:style>
    <style:style style:name="P4" style:family="paragraph" style:parent-style-name="Standard" style:list-style-name="L1">
      <style:paragraph-properties fo:text-align="start" style:justify-single-word="false"/>
      <style:text-properties fo:font-size="14pt" style:font-size-asian="12.25pt" style:font-size-complex="14pt"/>
    </style:style>
    <style:style style:name="P5" style:family="paragraph" style:parent-style-name="Standard" style:list-style-name="L2">
      <style:paragraph-properties fo:text-align="start" style:justify-single-word="false"/>
      <style:text-properties fo:font-size="14pt" style:font-size-asian="12.25pt" style:font-size-complex="14pt"/>
    </style:style>
    <style:style style:name="P6" style:family="paragraph" style:parent-style-name="Standard" style:list-style-name="L3">
      <style:paragraph-properties fo:text-align="start" style:justify-single-word="false"/>
      <style:text-properties fo:font-size="14pt" style:font-size-asian="12.25pt" style:font-size-complex="14pt"/>
    </style:style>
    <style:style style:name="P7" style:family="paragraph" style:parent-style-name="Standard">
      <style:paragraph-properties fo:text-align="center" style:justify-single-word="false"/>
      <style:text-properties fo:font-size="16pt" style:font-size-asian="16pt" style:font-size-complex="16pt"/>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esentacion Tecnica</text:p>
      <text:p text:style-name="P1"/>
      <text:p text:style-name="P2">Para la gestion de nuestro proyecto se eligio como metodologia agil Scrum.</text:p>
      <text:p text:style-name="P2"/>
      <text:p text:style-name="P2">Se desarrollo el siguiente product backlog.</text:p>
      <text:p text:style-name="P2">(Mostrar Diapositiva)</text:p>
      <text:p text:style-name="P2"/>
      <text:p text:style-name="P2">En este como se puede ver se definen las funcionalidades basicas que debera realizar el sistema. Luego cada una de estos itmes fue extendido en diversos casos de uso y se <text:s/>procedio a desarrollar cada sprint.</text:p>
      <text:p text:style-name="P2">(Mostrar Diapositiva)</text:p>
      <text:p text:style-name="P2">El proceso consta de 5 sprints que llevaron entre 3 y 4 semanas cada uno pudiendo asi lograr los siguientes objetivos:</text:p>
      <text:p text:style-name="P2"/>
      <text:p text:style-name="P2">Sprint 0:</text:p>
      <text:p text:style-name="P2"/>
      <text:list xml:id="list38624187" text:style-name="L1">
        <text:list-item>
          <text:p text:style-name="P4">Difinicion de la arquitectura en capas (Dominio, Servicio, Repositorio e Interfaz de Usuario)</text:p>
          <text:p text:style-name="P4">(Mostrar Diapositiva)</text:p>
        </text:list-item>
      </text:list>
      <text:list xml:id="list38624100" text:style-name="L2">
        <text:list-item>
          <text:p text:style-name="P5">Definir las tecnologias a utilizar:</text:p>
          <text:list>
            <text:list-header>
              <text:p text:style-name="P5">- Microsoft Visual Studio 2008</text:p>
              <text:p text:style-name="P5">- Microsoft Sql Server 2008</text:p>
              <text:p text:style-name="P5">- Sistema de Subversion (Ankhsvn)</text:p>
              <text:p text:style-name="P5">- Microsoft Office 2010</text:p>
              <text:p text:style-name="P5">- LibreOffice</text:p>
              <text:p text:style-name="P5">- ArgoUML</text:p>
            </text:list-header>
          </text:list>
        </text:list-item>
      </text:list>
      <text:p text:style-name="P2">Sprint 1:</text:p>
      <text:p text:style-name="P2"/>
      <text:p text:style-name="P2">Es este sprint se establece la realizacion de los formularios de Alta, Modificacion, Baja y Listados de Empleados, Jugadores y Arbitros. Asi como la logica para las demas capas.</text:p>
      <text:p text:style-name="P2"><text:s/></text:p>
      <text:p text:style-name="P2">En este sprint se decide utilizar una clase persona que no se instancia por lo cual es abstracta y de esta se extienden las clases concretas Jugador, Arbitro y <text:span text:style-name="T1">Empleado</text:span>.</text:p>
      <text:p text:style-name="P2"/>
      <text:p text:style-name="P2">(Mostrar Diapositiva)</text:p>
      <text:p text:style-name="P2"/>
      <text:p text:style-name="P2">La clase Persona es un Agregate Root y Las Clases Domicilio y Contacto son Value Objects de esta.</text:p>
      <text:p text:style-name="P2"/>
      <text:p text:style-name="P2">Es durante el desarrollo de este sprint que se sugiere la utilizacion de una conmutacion de motores de bases de datos en tiempo de ejecucion como ser MySql y SqlServer asique se define utilizar el patron de diseño Abstract Factory en la capa Repositorio.</text:p>
      <text:p text:style-name="P2"><text:soft-page-break/>(Mostrar Diapositiva)</text:p>
      <text:p text:style-name="P2"/>
      <text:p text:style-name="P2">Sprint 2:</text:p>
      <text:p text:style-name="P2"/>
      <text:p text:style-name="P2">En este sprint definimos los formularios necesarios para realizar el alta, modificacion y listas de Clubes, Sedes, Canchas, la Afiliacion de cada jugador con los clubes y las estadisticas correspondientes a cada uno de estos.</text:p>
      <text:p text:style-name="P2"/>
      <text:p text:style-name="P2">Fue al comienzo de este sprint que definimos que si al proyecto en el futuro lo ibamos a convertir en algo visualmente mas llamativo o mejor estetizado seria una buena idea utilizar el patron de Inyeccion de dependencia.</text:p>
      <text:p text:style-name="P2">De esta forma podriamos desacoplar de una mejor manera los formularios de la logica de los servicios. De esa manera simplificaria mucho la tarea de remplazar cualquiera de los formularios por uno nuevo que se acoplara a la estandarizacion que predeterminamos para cada uno.</text:p>
      <text:p text:style-name="P2"/>
      <text:p text:style-name="P2">(Mostrar diapositiva de codigo de implementacion de inyeccion de dependencia).</text:p>
      <text:p text:style-name="P2"/>
      <text:p text:style-name="P2">Sprint 3:</text:p>
      <text:p text:style-name="P2"/>
      <text:p text:style-name="P2">En este sprint definimos los formularios para la creacion de torneos, las inscripciones de los jugadores a este y los partidos de cada torneo asi como tambien los puntos que se otorgaran por ronda.</text:p>
      <text:p text:style-name="P2"/>
      <text:p text:style-name="P2">Sprint 4:</text:p>
      <text:p text:style-name="P2"/>
      <text:p text:style-name="P2">En este sprint se creo un formulario contenedor y los distintos reportes para el sistema.</text:p>
      <text:p text:style-name="P2"/>
      <text:p text:style-name="P2">Este formulario interactua contra la capa Reportes a travez que una interfaz que expone la misma, y por parametro solicitamos el tipo de reporte que deseamos ver.</text:p>
      <text:p text:style-name="P2">Esta capa interpreta el requerimiento y solicita al servicio los datos necesarios para llenar un dataset que alimenta al reporte.</text:p>
      <text:p text:style-name="P2">Los Reportes fueron creados utilizando Crystal Reports.</text:p>
      <text:p text:style-name="P2"><text:span text:style-name="T1"/></text:p>
      <text:p text:style-name="P2">Sprint 5:</text:p>
      <text:p text:style-name="P2"/>
      <text:p text:style-name="P2">En este sprint se agregaron al dominio las clases Cuenta, ServidorSMTP e Email, estas se encargan de generar un mensaje de mail con html embebido a travez del propio framework de .NET y esta automatizado para HOTMAIL, GMAIL y YAHOO.</text:p>
      <text:p text:style-name="P2">En caso de necesitar otro servidor de mail, se pueden ingresar los datos necesarios mediante un formulario.</text:p>
      <text:p text:style-name="P2"/>
      <text:p text:style-name="P2">En cuanto al sitio esta realizado en ASP.NET debido a que la logica de negocio se realiza en el servidor y por lo tanto reutiliza todas las clases del servicio y se <text:soft-page-break/>mantiene la congruencia de los datos debido a que utilizan la misma base que el sistema de escritorio</text:p>
      <text:p text:style-name="P2">Testing</text:p>
      <text:p text:style-name="P2"/>
      <text:p text:style-name="P2">El metodo utilizado para el testing fue el de caja negra, gracias a este pudimos determinar que el sistema funcione de acuerdo a los requisitos <text:s/>fundamentales de lo que se solicitaba y los requisitos de funcionalidad del sistema.</text:p>
      <text:p text:style-name="P2"/>
      <text:p text:style-name="P2">Implementacion</text:p>
      <text:p text:style-name="P2"/>
      <text:p text:style-name="P2">Para poder implementar de forma facil y rapida el sistema en el cliente se creo un modulo de instalacion que consta de un wizzard que instala en caso de necesitarlo:</text:p>
      <text:p text:style-name="P2"/>
      <text:list xml:id="list39564601" text:style-name="L3">
        <text:list-item>
          <text:p text:style-name="P6">SqlServer 2008 y 2005 en sus versiones x86 y 64 bit</text:p>
        </text:list-item>
        <text:list-item>
          <text:p text:style-name="P6">MySqlServer</text:p>
        </text:list-item>
        <text:list-item>
          <text:p text:style-name="P6">Crystal Reports</text:p>
        </text:list-item>
        <text:list-item>
          <text:p text:style-name="P6">Framework 3.5</text:p>
        </text:list-item>
        <text:list-item>
          <text:p text:style-name="P6">Windows Installer 3.1</text:p>
        </text:list-item>
        <text:list-item>
          <text:p text:style-name="P6">Scripts para la creacion de la base de datos </text:p>
        </text:list-item>
        <text:list-item>
          <text:p text:style-name="P6">El sistema de escritorio </text:p>
        </text:list-item>
        <text:list-item>
          <text:p text:style-name="P6">El sistema web</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1T09:35:17.29</meta:creation-date>
    <dc:date>2012-06-13T19:46:01.05</dc:date>
    <meta:editing-duration>PT1H55M59S</meta:editing-duration>
    <meta:editing-cycles>7</meta:editing-cycles>
    <meta:generator>LibreOffice/3.5$Windows_x86 LibreOffice_project/165a79a-7059095-e13bb37-fef39a4-9503d18</meta:generator>
    <meta:document-statistic meta:table-count="0" meta:image-count="0" meta:object-count="0" meta:page-count="3" meta:paragraph-count="53" meta:word-count="720" meta:character-count="4242" meta:non-whitespace-character-count="3586"/>
  </office:meta>
</office:document-meta>
</file>